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roduction de la problématique </text:p>
      <text:p text:style-name="Standard"/>
      <text:p text:style-name="Standard">On souhaite adapter le contenu d'une page web suivant un profil afin d'augmenter l'accessibilité de cette dernière.</text:p>
      <text:p text:style-name="Standard">Dans un premier temps nous avons définit le besoin de récupérer les objets d'une page web pour leur associer des types définit à priori. Ces types sont des éléments d'un page web qu'un utilisateur personnaliser.</text:p>
      <text:p text:style-name="Standard">Dans un second temps, nous souhaitons développer une approche d' acquisition, représentation et stockage des ces souhaits (...)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1T18:44:26</meta:creation-date>
    <dc:date>2014-02-11T21:20:02</dc:date>
    <dc:creator>Asus </dc:creator>
    <meta:editing-duration>PT2H30M38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1" meta:paragraph-count="4" meta:word-count="74" meta:character-count="488" meta:non-whitespace-character-count="415"/>
  </office:meta>
</office:document-meta>
</file>